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4.798cm" style:rel-column-width="17875*"/>
    </style:style>
    <style:style style:name="Tableau2.B" style:family="table-column">
      <style:table-column-properties style:column-width="4.704cm" style:rel-column-width="17527*"/>
    </style:style>
    <style:style style:name="Tableau2.C" style:family="table-column">
      <style:table-column-properties style:column-width="3.81cm" style:rel-column-width="14195*"/>
    </style:style>
    <style:style style:name="Tableau2.D" style:family="table-column">
      <style:table-column-properties style:column-width="3.997cm" style:rel-column-width="14891*"/>
    </style:style>
    <style:style style:name="Tableau2.E" style:family="table-column">
      <style:table-column-properties style:column-width="0.095cm" style:rel-column-width="354*"/>
    </style:style>
    <style:style style:name="Tableau2.F" style:family="table-column">
      <style:table-column-properties style:column-width="0.093cm" style:rel-column-width="348*"/>
    </style:style>
    <style:style style:name="Tableau2.G" style:family="table-column">
      <style:table-column-properties style:column-width="0.092cm" style:rel-column-width="3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4.798cm" style:rel-column-width="17875*"/>
    </style:style>
    <style:style style:name="Tableau3.B" style:family="table-column">
      <style:table-column-properties style:column-width="4.704cm" style:rel-column-width="17527*"/>
    </style:style>
    <style:style style:name="Tableau3.C" style:family="table-column">
      <style:table-column-properties style:column-width="3.81cm" style:rel-column-width="14195*"/>
    </style:style>
    <style:style style:name="Tableau3.D" style:family="table-column">
      <style:table-column-properties style:column-width="3.997cm" style:rel-column-width="14891*"/>
    </style:style>
    <style:style style:name="Tableau3.E" style:family="table-column">
      <style:table-column-properties style:column-width="0.095cm" style:rel-column-width="354*"/>
    </style:style>
    <style:style style:name="Tableau3.F" style:family="table-column">
      <style:table-column-properties style:column-width="0.093cm" style:rel-column-width="348*"/>
    </style:style>
    <style:style style:name="Tableau3.G" style:family="table-column">
      <style:table-column-properties style:column-width="0.092cm" style:rel-column-width="3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68c6" officeooo:paragraph-rsid="0018e208"/>
    </style:style>
    <style:style style:name="P2" style:family="paragraph" style:parent-style-name="Standard">
      <style:text-properties officeooo:rsid="000430ec" officeooo:paragraph-rsid="0018e208"/>
    </style:style>
    <style:style style:name="P3" style:family="paragraph" style:parent-style-name="Standard">
      <style:text-properties officeooo:rsid="0002107f" officeooo:paragraph-rsid="0018e208"/>
    </style:style>
    <style:style style:name="P4" style:family="paragraph" style:parent-style-name="Standard">
      <style:text-properties officeooo:rsid="00009d4d" officeooo:paragraph-rsid="0018e208"/>
    </style:style>
    <style:style style:name="P5" style:family="paragraph" style:parent-style-name="Standard">
      <style:text-properties officeooo:paragraph-rsid="0018e208"/>
    </style:style>
    <style:style style:name="P6" style:family="paragraph" style:parent-style-name="Standard">
      <style:text-properties officeooo:rsid="0019bebc" officeooo:paragraph-rsid="0019bebc"/>
    </style:style>
    <style:style style:name="P7" style:family="paragraph" style:parent-style-name="Standard">
      <style:text-properties officeooo:rsid="001a28fd" officeooo:paragraph-rsid="001a28fd"/>
    </style:style>
    <style:style style:name="P8" style:family="paragraph" style:parent-style-name="Table_20_Contents">
      <style:text-properties officeooo:rsid="00009d4d" officeooo:paragraph-rsid="0018e208"/>
    </style:style>
    <style:style style:name="P9" style:family="paragraph" style:parent-style-name="Table_20_Contents">
      <style:text-properties officeooo:paragraph-rsid="0018e208"/>
    </style:style>
    <style:style style:name="P10" style:family="paragraph" style:parent-style-name="Preformatted_20_Text">
      <style:text-properties officeooo:paragraph-rsid="0018e208"/>
    </style:style>
    <style:style style:name="P11" style:family="paragraph" style:parent-style-name="Table_20_Contents">
      <style:text-properties style:font-name="Liberation Serif1" officeooo:rsid="0002107f" officeooo:paragraph-rsid="0018e208"/>
    </style:style>
    <style:style style:name="P12" style:family="paragraph" style:parent-style-name="Table_20_Contents">
      <style:text-properties officeooo:rsid="001a95c5" officeooo:paragraph-rsid="001a95c5"/>
    </style:style>
    <style:style style:name="P13" style:family="paragraph" style:parent-style-name="Table_20_Contents">
      <style:text-properties officeooo:rsid="001bbe72" officeooo:paragraph-rsid="001bbe72"/>
    </style:style>
    <style:style style:name="P14" style:family="paragraph" style:parent-style-name="Table_20_Contents">
      <style:text-properties officeooo:paragraph-rsid="001da6dd"/>
    </style:style>
    <style:style style:name="P15" style:family="paragraph" style:parent-style-name="Table_20_Contents">
      <style:text-properties officeooo:rsid="001f5d43" officeooo:paragraph-rsid="001f5d43"/>
    </style:style>
    <style:style style:name="P16" style:family="paragraph" style:parent-style-name="Table_20_Contents">
      <style:text-properties officeooo:paragraph-rsid="001f5d43"/>
    </style:style>
    <style:style style:name="P17" style:family="paragraph" style:parent-style-name="Table_20_Contents">
      <style:text-properties officeooo:rsid="002080ed" officeooo:paragraph-rsid="002080ed"/>
    </style:style>
    <style:style style:name="P18" style:family="paragraph" style:parent-style-name="Table_20_Contents">
      <style:text-properties officeooo:paragraph-rsid="002080ed"/>
    </style:style>
    <style:style style:name="P19" style:family="paragraph" style:parent-style-name="Table_20_Contents">
      <style:text-properties officeooo:rsid="0021fb39" officeooo:paragraph-rsid="0021fb39"/>
    </style:style>
    <style:style style:name="T1" style:family="text">
      <style:text-properties officeooo:rsid="0002107f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2107f"/>
    </style:style>
    <style:style style:name="T4" style:family="text">
      <style:text-properties style:font-name="Liberation Serif1" officeooo:rsid="000430ec"/>
    </style:style>
    <style:style style:name="T5" style:family="text">
      <style:text-properties style:text-position="sub 58%" style:font-name="Liberation Serif" style:font-size-asian="10.5pt"/>
    </style:style>
    <style:style style:name="T6" style:family="text">
      <style:text-properties style:text-position="super 58%" style:font-name="Liberation Serif1"/>
    </style:style>
    <style:style style:name="T7" style:family="text">
      <style:text-properties officeooo:rsid="001da6dd"/>
    </style:style>
    <style:style style:name="T8" style:family="text">
      <style:text-properties officeooo:rsid="001f5d43"/>
    </style:style>
    <style:style style:name="T9" style:family="text">
      <style:text-properties officeooo:rsid="002080ed"/>
    </style:style>
    <style:style style:name="T10" style:family="text">
      <style:text-properties officeooo:rsid="0021fb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P1 - Simulation de Réseaux </text:p>
      <text:p text:style-name="P3"/>
      <text:p text:style-name="P6">(document partiel servant de modèle pour les comptes rendus (partie files simples M/M/1 et M/D/1), à compléter)</text:p>
      <text:p text:style-name="P3"/>
      <text:p text:style-name="P3"/>
      <text:p text:style-name="P3">File M/M/1</text:p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Line94262073794752">
          <table:table-cell table:style-name="Tableau2.A1" office:value-type="string">
            <text:p text:style-name="P8">Charge <text:span text:style-name="T1">(</text:span><text:span text:style-name="T3">ρ)</text:span></text:p>
          </table:table-cell>
          <table:table-cell table:style-name="Tableau2.A1" office:value-type="string">
            <text:p text:style-name="P8">0.3</text:p>
          </table:table-cell>
          <table:table-cell table:style-name="Tableau2.A1" office:value-type="string">
            <text:p text:style-name="P8">0.6</text:p>
          </table:table-cell>
          <table:table-cell table:style-name="Tableau2.A1" office:value-type="string">
            <text:p text:style-name="P8">0.9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/>
          </table:table-cell>
          <table:table-cell table:style-name="Tableau2.G1" office:value-type="string">
            <text:p text:style-name="P9"/>
          </table:table-cell>
        </table:table-row>
        <table:table-row table:style-name="TableLine94262073914976">
          <table:table-cell table:style-name="Tableau2.A2" office:value-type="string">
            <text:p text:style-name="P11">λ=μ* ρ</text:p>
          </table:table-cell>
          <table:table-cell table:style-name="Tableau2.A2" office:value-type="string">
            <text:p text:style-name="P15">9.9</text:p>
          </table:table-cell>
          <table:table-cell table:style-name="Tableau2.A2" office:value-type="string">
            <text:p text:style-name="P12">20</text:p>
          </table:table-cell>
          <table:table-cell table:style-name="Tableau2.A2" office:value-type="string">
            <text:p text:style-name="P13">29.7</text:p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9"/>
          </table:table-cell>
          <table:table-cell table:style-name="Tableau2.G2" office:value-type="string">
            <text:p text:style-name="P9"/>
          </table:table-cell>
        </table:table-row>
        <table:table-row table:style-name="TableLine94262073919856">
          <table:table-cell table:style-name="Tableau2.G2" table:number-columns-spanned="7" office:value-type="string">
            <text:p text:style-name="P8">Résultats obtenus par simul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62073921072">
          <table:table-cell table:style-name="Tableau2.A2" office:value-type="string">
            <text:p text:style-name="P8">E[L]</text:p>
          </table:table-cell>
          <table:table-cell table:style-name="Tableau2.A2" office:value-type="string">
            <text:p text:style-name="P16"><text:s/>0.493092</text:p>
            <text:p text:style-name="P16">±0.043937</text:p>
            <text:p text:style-name="P16"><text:span text:style-name="T1"><text:s/>(T=</text:span><text:span text:style-name="T8">1690</text:span><text:span text:style-name="T1">)</text:span></text:p>
          </table:table-cell>
          <table:table-cell table:style-name="Tableau2.A2" office:value-type="string">
            <text:p text:style-name="P10">1.730374</text:p>
            <text:p text:style-name="P14">±0.157637 </text:p>
            <text:p text:style-name="P14"><text:span text:style-name="T1">(T=</text:span><text:span text:style-name="T7">810</text:span><text:span text:style-name="T1">)</text:span></text:p>
          </table:table-cell>
          <table:table-cell table:style-name="Tableau2.A2" office:value-type="string">
            <text:p text:style-name="P9"><text:span text:style-name="T8">9.924256</text:span>±<text:span text:style-name="T8">0.977863</text:span><text:span text:style-name="T1"> (T=</text:span><text:span text:style-name="T8">445</text:span><text:span text:style-name="T1">)</text:span></text:p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9"/>
          </table:table-cell>
          <table:table-cell table:style-name="Tableau2.G2" office:value-type="string">
            <text:p text:style-name="P9"/>
          </table:table-cell>
        </table:table-row>
        <table:table-row table:style-name="TableLine94262073922496">
          <table:table-cell table:style-name="Tableau2.A2" office:value-type="string">
            <text:p text:style-name="P8">E[R]</text:p>
          </table:table-cell>
          <table:table-cell table:style-name="Tableau2.A2" office:value-type="string">
            <text:p text:style-name="P10">0.046453</text:p>
            <text:p text:style-name="P16">±0.000644</text:p>
            <text:p text:style-name="P16"><text:span text:style-name="T1"><text:s/>(T=</text:span><text:span text:style-name="T8">1690</text:span><text:span text:style-name="T1">)</text:span></text:p>
          </table:table-cell>
          <table:table-cell table:style-name="Tableau2.A2" office:value-type="string">
            <text:p text:style-name="P10">0.080617</text:p>
            <text:p text:style-name="P14">±0.001202</text:p>
            <text:p text:style-name="P14"><text:span text:style-name="T1">(T=</text:span><text:span text:style-name="T7">810</text:span><text:span text:style-name="T1">)</text:span></text:p>
          </table:table-cell>
          <table:table-cell table:style-name="Tableau2.A2" office:value-type="string">
            <text:p text:style-name="P16"><text:span text:style-name="T8">0.309339</text:span>±<text:span text:style-name="T8">0.005026</text:span><text:span text:style-name="T1">(T=</text:span><text:span text:style-name="T8">445</text:span><text:span text:style-name="T1">)</text:span></text:p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9"/>
          </table:table-cell>
          <table:table-cell table:style-name="Tableau2.G2" office:value-type="string">
            <text:p text:style-name="P9"/>
          </table:table-cell>
        </table:table-row>
        <table:table-row table:style-name="TableLine94262073924016">
          <table:table-cell table:style-name="Tableau2.G2" table:number-columns-spanned="7" office:value-type="string">
            <text:p text:style-name="P8">Résultats <text:span text:style-name="T1">analytiqu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62073924768">
          <table:table-cell table:style-name="Tableau2.A2" office:value-type="string">
            <text:p text:style-name="P8">E[L]=</text:p>
            <text:p text:style-name="P8"><text:span text:style-name="T3">ρ</text:span><text:span text:style-name="T1">/1-</text:span><text:span text:style-name="T3">ρ</text:span></text:p>
          </table:table-cell>
          <table:table-cell table:style-name="Tableau2.A2" office:value-type="string">
            <text:p text:style-name="P17">0.428571</text:p>
          </table:table-cell>
          <table:table-cell table:style-name="Tableau2.A2" office:value-type="string">
            <text:p text:style-name="P17">1.5</text:p>
          </table:table-cell>
          <table:table-cell table:style-name="Tableau2.A2" office:value-type="string">
            <text:p text:style-name="P17">9</text:p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9"/>
          </table:table-cell>
          <table:table-cell table:style-name="Tableau2.G2" office:value-type="string">
            <text:p text:style-name="P9"/>
          </table:table-cell>
        </table:table-row>
        <table:table-row table:style-name="TableLine94262073926096">
          <table:table-cell table:style-name="Tableau2.A2" office:value-type="string">
            <text:p text:style-name="P8">E[R]<text:span text:style-name="T1">= E[L]/</text:span><text:span text:style-name="T3">λ</text:span></text:p>
          </table:table-cell>
          <table:table-cell table:style-name="Tableau2.A2" office:value-type="string">
            <text:p text:style-name="P17">0.04329</text:p>
          </table:table-cell>
          <table:table-cell table:style-name="Tableau2.A2" office:value-type="string">
            <text:p text:style-name="P17">0.075</text:p>
          </table:table-cell>
          <table:table-cell table:style-name="Tableau2.A2" office:value-type="string">
            <text:p text:style-name="P17">0.303030</text:p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9"/>
          </table:table-cell>
          <table:table-cell table:style-name="Tableau2.G2" office:value-type="string">
            <text:p text:style-name="P9"/>
          </table:table-cell>
        </table:table-row>
        <table:table-row table:style-name="TableLine94262073927536"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9"/>
          </table:table-cell>
          <table:table-cell table:style-name="Tableau2.G2" office:value-type="string">
            <text:p text:style-name="P9"/>
          </table:table-cell>
        </table:table-row>
      </table:table>
      <text:p text:style-name="P5"/>
      <text:p text:style-name="P1">Commenter les résultats sur les intervalles de confiance (à durée de simulation constante et à charge variable)</text:p>
      <text:p text:style-name="P1"/>
      <text:p text:style-name="P3">File M/D/1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94262073930912">
          <table:table-cell table:style-name="Tableau3.A1" office:value-type="string">
            <text:p text:style-name="P8">Charge <text:span text:style-name="T1">(</text:span><text:span text:style-name="T3">ρ)</text:span></text:p>
          </table:table-cell>
          <table:table-cell table:style-name="Tableau3.A1" office:value-type="string">
            <text:p text:style-name="P8">0.3</text:p>
          </table:table-cell>
          <table:table-cell table:style-name="Tableau3.A1" office:value-type="string">
            <text:p text:style-name="P8">0.6</text:p>
          </table:table-cell>
          <table:table-cell table:style-name="Tableau3.A1" office:value-type="string">
            <text:p text:style-name="P8">0.9</text:p>
          </table:table-cell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9"/>
          </table:table-cell>
          <table:table-cell table:style-name="Tableau3.G1" office:value-type="string">
            <text:p text:style-name="P9"/>
          </table:table-cell>
        </table:table-row>
        <table:table-row table:style-name="TableLine94262073975968">
          <table:table-cell table:style-name="Tableau3.A2" office:value-type="string">
            <text:p text:style-name="P11">λ=μ* ρ</text:p>
          </table:table-cell>
          <table:table-cell table:style-name="Tableau3.A2" office:value-type="string">
            <text:p text:style-name="P15">9.9</text:p>
          </table:table-cell>
          <table:table-cell table:style-name="Tableau3.A2" office:value-type="string">
            <text:p text:style-name="P12">20</text:p>
          </table:table-cell>
          <table:table-cell table:style-name="Tableau3.A2" office:value-type="string">
            <text:p text:style-name="P13">29.7</text:p>
          </table:table-cell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G2" office:value-type="string">
            <text:p text:style-name="P9"/>
          </table:table-cell>
        </table:table-row>
        <table:table-row table:style-name="TableLine94262073979888">
          <table:table-cell table:style-name="Tableau3.G2" table:number-columns-spanned="7" office:value-type="string">
            <text:p text:style-name="P8">Résultats obtenus par simul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62073980912">
          <table:table-cell table:style-name="Tableau3.A2" office:value-type="string">
            <text:p text:style-name="P8">E[L]</text:p>
          </table:table-cell>
          <table:table-cell table:style-name="Tableau3.A2" office:value-type="string">
            <text:p text:style-name="P9"><text:s/><text:span text:style-name="T10">0.362297</text:span>±<text:span text:style-name="T10">0.034886</text:span><text:span text:style-name="T1"> (T=</text:span><text:span text:style-name="T10">1184</text:span><text:span text:style-name="T1">)</text:span></text:p>
          </table:table-cell>
          <table:table-cell table:style-name="Tableau3.A2" office:value-type="string">
            <text:p text:style-name="P10">1.093536</text:p>
            <text:p text:style-name="P18">±0.097253</text:p>
            <text:p text:style-name="P18"><text:span text:style-name="T1">(T=</text:span><text:span text:style-name="T9">630</text:span><text:span text:style-name="T1">)</text:span></text:p>
          </table:table-cell>
          <table:table-cell table:style-name="Tableau3.A2" office:value-type="string">
            <text:p text:style-name="P9"><text:span text:style-name="T9">4.977722</text:span>±<text:span text:style-name="T9">0.528722</text:span><text:span text:style-name="T1"> (T=</text:span><text:span text:style-name="T9">335</text:span><text:span text:style-name="T1">)</text:span></text:p>
          </table:table-cell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G2" office:value-type="string">
            <text:p text:style-name="P9"/>
          </table:table-cell>
        </table:table-row>
        <table:table-row table:style-name="TableLine94262073982336">
          <table:table-cell table:style-name="Tableau3.A2" office:value-type="string">
            <text:p text:style-name="P8">E[R]</text:p>
          </table:table-cell>
          <table:table-cell table:style-name="Tableau3.A2" office:value-type="string">
            <text:p text:style-name="P9"><text:span text:style-name="T10">0.036686</text:span>±<text:span text:style-name="T10">0.000231</text:span><text:span text:style-name="T1"> (T=</text:span><text:span text:style-name="T10">1184</text:span><text:span text:style-name="T1">)</text:span></text:p>
          </table:table-cell>
          <table:table-cell table:style-name="Tableau3.A2" office:value-type="string">
            <text:p text:style-name="P10">0.054474</text:p>
            <text:p text:style-name="P18">±0.000575</text:p>
            <text:p text:style-name="P18"><text:span text:style-name="T1"><text:s/>(T=</text:span><text:span text:style-name="T9">630</text:span><text:span text:style-name="T1">)</text:span></text:p>
          </table:table-cell>
          <table:table-cell table:style-name="Tableau3.A2" office:value-type="string">
            <text:p text:style-name="P9"><text:span text:style-name="T9">0.168555</text:span>±<text:span text:style-name="T9">0.002918</text:span><text:span text:style-name="T1"> (T=</text:span><text:span text:style-name="T9">335</text:span><text:span text:style-name="T1">)</text:span></text:p>
          </table:table-cell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G2" office:value-type="string">
            <text:p text:style-name="P9"/>
          </table:table-cell>
        </table:table-row>
        <table:table-row table:style-name="TableLine94262073983856">
          <table:table-cell table:style-name="Tableau3.G2" table:number-columns-spanned="7" office:value-type="string">
            <text:p text:style-name="P8">Résultats <text:span text:style-name="T1">analytiqu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62073984608">
          <table:table-cell table:style-name="Tableau3.A2" office:value-type="string">
            <text:p text:style-name="P8">E[L]=</text:p>
            <text:p text:style-name="P8"><text:span text:style-name="T3">ρ</text:span><text:span text:style-name="T4">(2-</text:span><text:span text:style-name="T3">ρ</text:span><text:span text:style-name="T4">)</text:span><text:span text:style-name="T3">/</text:span><text:span text:style-name="T4">2*(</text:span><text:span text:style-name="T3">1-ρ</text:span><text:span text:style-name="T4">)</text:span></text:p>
          </table:table-cell>
          <table:table-cell table:style-name="Tableau3.A2" office:value-type="string">
            <text:p text:style-name="P19">0.364285</text:p>
          </table:table-cell>
          <table:table-cell table:style-name="Tableau3.A2" office:value-type="string">
            <text:p text:style-name="P19">1.05</text:p>
          </table:table-cell>
          <table:table-cell table:style-name="Tableau3.A2" office:value-type="string">
            <text:p text:style-name="P19">4.95</text:p>
          </table:table-cell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G2" office:value-type="string">
            <text:p text:style-name="P9"/>
          </table:table-cell>
        </table:table-row>
        <table:table-row table:style-name="TableLine94262073985936">
          <table:table-cell table:style-name="Tableau3.A2" office:value-type="string">
            <text:p text:style-name="P8">E[R]<text:span text:style-name="T1">= E[L]/</text:span><text:span text:style-name="T3">λ</text:span></text:p>
          </table:table-cell>
          <table:table-cell table:style-name="Tableau3.A2" office:value-type="string">
            <text:p text:style-name="P19">0.036796</text:p>
          </table:table-cell>
          <table:table-cell table:style-name="Tableau3.A2" office:value-type="string">
            <text:p text:style-name="P19">0.0525</text:p>
          </table:table-cell>
          <table:table-cell table:style-name="Tableau3.A2" office:value-type="string">
            <text:p text:style-name="P19">0.166667</text:p>
          </table:table-cell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G2" office:value-type="string">
            <text:p text:style-name="P9"/>
          </table:table-cell>
        </table:table-row>
        <table:table-row table:style-name="TableLine94262073987376"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G2" office:value-type="string">
            <text:p text:style-name="P9"/>
          </table:table-cell>
        </table:table-row>
      </table:table>
      <text:p text:style-name="P5"><text:soft-page-break/></text:p>
      <text:p text:style-name="P1">Comparer les résultats en moyenne et en termes d’intervalles de confiance entre M/M/1 et M/D/1</text:p>
      <text:p text:style-name="P1"/>
      <text:p text:style-name="P1"/>
      <text:p text:style-name="P7">M/M/1/K</text:p>
      <text:p text:style-name="P7">Probabilité de Rejet = <text:span text:style-name="T2">Π</text:span><text:span text:style-name="T5">K<text:tab/></text:span>=<text:tab/><text:span text:style-name="T3">ρ</text:span><text:span text:style-name="T6">K</text:span>(<text:span text:style-name="T1">1-</text:span><text:span text:style-name="T3">ρ</text:span><text:span text:style-name="T2">) / (</text:span><text:span text:style-name="T3">1-ρ</text:span><text:span text:style-name="T6">K+1</text:span><text:span text:style-name="T2">) <text:s text:c="6"/><text:tab/>si </text:span><text:span text:style-name="T3">ρ</text:span><text:span text:style-name="T2">&lt;1 <text:s text:c="3"/></text:span></text:p>
      <text:p text:style-name="P7"><text:span text:style-name="T2"><text:s/><text:tab/><text:tab/><text:tab/><text:tab/>=<text:tab/>1/(K+1) <text:tab/><text:tab/>si </text:span><text:span text:style-name="T3">ρ</text:span><text:span text:style-name="T2">=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8T17:09:34.508127267</meta:creation-date>
    <dc:date>2025-04-29T09:17:29.369457898</dc:date>
    <meta:editing-duration>PT24M40S</meta:editing-duration>
    <meta:editing-cycles>6</meta:editing-cycles>
    <meta:generator>LibreOffice/6.4.7.2$Linux_X86_64 LibreOffice_project/40$Build-2</meta:generator>
    <meta:document-statistic meta:table-count="2" meta:image-count="0" meta:object-count="0" meta:page-count="2" meta:paragraph-count="75" meta:word-count="159" meta:character-count="1074" meta:non-whitespace-character-count="965"/>
  </office:meta>
</office:document-meta>
</file>